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9"/>
    <style:style style:name="ce4" style:family="table-cell" style:parent-style-name="Default" style:data-style-name="N1"/>
    <style:style style:name="ce2" style:family="table-cell" style:parent-style-name="Default" style:data-style-name="N2"/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fo:border-left="0.74pt solid #000000" fo:border-right="none" fo:border-top="0.74pt solid #000000" style:vertical-align="top"/>
    </style:style>
    <style:style style:name="ce9" style:family="table-cell" style:parent-style-name="Default">
      <style:table-cell-properties fo:border-bottom="none" fo:background-color="#ffffff" fo:border-left="0.74pt solid #000000" fo:border-right="none" fo:border-top="none" style:vertical-align="top"/>
    </style:style>
    <style:style style:name="ce10" style:family="table-cell" style:parent-style-name="Default">
      <style:table-cell-properties fo:border-bottom="0.74pt solid #000000" fo:background-color="#ffffff" fo:border-left="0.74pt solid #000000" fo:border-right="none" fo:border-top="0.74pt solid #000000" style:vertical-align="top"/>
    </style:style>
    <style:style style:name="ce11" style:family="table-cell" style:parent-style-name="Default">
      <style:table-cell-properties fo:border-bottom="0.74pt solid #000000" fo:background-color="#ffffff" fo:border-left="0.74pt solid #000000" fo:border-right="none" fo:border-top="none" style:vertical-align="top"/>
    </style:style>
    <style:style style:name="ce12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17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18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19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20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21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25" style:family="table-cell" style:parent-style-name="Default" style:data-style-name="N10"/>
    <style:style style:name="ce26" style:family="table-cell" style:parent-style-name="Default" style:data-style-name="N10">
      <style:table-cell-properties fo:border-bottom="0.74pt solid #000000" fo:border-left="none" fo:border-right="none" fo:border-top="none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29" style:family="table-cell" style:parent-style-name="Default" style:data-style-name="N10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</style:style>
    <style:style style:name="ce32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33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34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35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36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37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</style:style>
    <style:style style:name="ce40" style:family="table-cell" style:parent-style-name="Default" style:data-style-name="N10">
      <style:table-cell-properties fo:border-bottom="none" fo:border-left="none" fo:border-right="0.74pt solid #000000" fo:border-top="0.74pt solid #000000"/>
    </style:style>
    <style:style style:name="ce41" style:family="table-cell" style:parent-style-name="Default" style:data-style-name="N10">
      <style:table-cell-properties fo:border-bottom="none" fo:border-left="none" fo:border-right="0.74pt solid #000000" fo:border-top="none"/>
    </style:style>
    <style:style style:name="ce42" style:family="table-cell" style:parent-style-name="Default" style:data-style-name="N10">
      <style:table-cell-properties fo:border-bottom="0.74pt solid #000000" fo:border-left="none" fo:border-right="0.74pt solid #000000" fo:border-top="none"/>
    </style:style>
    <style:style style:name="ce43" style:family="table-cell" style:parent-style-name="Default" style:data-style-name="N10">
      <style:table-cell-properties fo:border-bottom="none" fo:border-left="none" fo:border-right="0.74pt solid #000000" fo:border-top="none"/>
    </style:style>
    <style:style style:name="ce44" style:family="table-cell" style:parent-style-name="Default" style:data-style-name="N10">
      <style:table-cell-properties fo:border-bottom="none" fo:border-left="none" fo:border-right="0.74pt solid #000000" fo:border-top="0.74pt solid #000000"/>
    </style:style>
    <style:style style:name="ce45" style:family="table-cell" style:parent-style-name="Default" style:data-style-name="N10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3453in" svg:height="2.6961in" svg:x="1.1992in" svg:y="3.1827in">
            <draw:object draw:notify-on-update-of-ranges="Sheet1.B11:Sheet1.G11 Sheet1.B12:Sheet1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alar</text:p>
          </table:table-cell>
          <table:table-cell office:value-type="float" office:value="2650" calcext:value-type="float">
            <text:p>2650</text:p>
          </table:table-cell>
          <table:table-cell table:style-name="ce1" table:formula="of:=[.C$6]/[.C6]" office:value-type="float" office:value="1" calcext:value-type="float">
            <text:p>1.0</text:p>
          </table:table-cell>
          <table:table-cell table:style-name="ce1"/>
          <table:table-cell office:value-type="float" office:value="4780" calcext:value-type="float">
            <text:p>47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426" calcext:value-type="float">
            <text:p>426</text:p>
          </table:table-cell>
          <table:table-cell table:style-name="ce1" table:formula="of:=[.C$6]/[.C7]" office:value-type="float" office:value="6.22065727699531" calcext:value-type="float">
            <text:p>6.2</text:p>
          </table:table-cell>
          <table:table-cell table:style-name="ce1"/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 (static)</text:p>
          </table:table-cell>
          <table:table-cell office:value-type="float" office:value="260" calcext:value-type="float">
            <text:p>260</text:p>
          </table:table-cell>
          <table:table-cell table:style-name="ce1" table:formula="of:=[.C$6]/[.C8]" office:value-type="float" office:value="10.1923076923077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optimal</text:p>
          </table:table-cell>
          <table:table-cell office:value-type="float" office:value="260" calcext:value-type="float">
            <text:p>260</text:p>
          </table:table-cell>
          <table:table-cell table:style-name="ce1" table:formula="of:=[.C$6]/[.C9]" office:value-type="float" office:value="10.1923076923077" calcext:value-type="float">
            <text:p>10.2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B9]" office:value-type="string" office:string-value="optimal" calcext:value-type="string">
            <text:p>optimal</text:p>
          </table:table-cell>
          <table:table-cell table:formula="of:=[.B8]" office:value-type="string" office:string-value="auto (static)" calcext:value-type="string">
            <text:p>auto (static)</text:p>
          </table:table-cell>
          <table:table-cell table:formula="of:=[.B7]" office:value-type="string" office:string-value="auto" calcext:value-type="string">
            <text:p>auto</text:p>
          </table:table-cell>
          <table:table-cell office:value-type="string" calcext:value-type="string">
            <text:p>auto (GCC -O2)</text:p>
          </table:table-cell>
          <table:table-cell table:formula="of:=[.B6]" office:value-type="string" office:string-value="scalar" calcext:value-type="string">
            <text:p>scalar</text:p>
          </table:table-cell>
          <table:table-cell office:value-type="string" calcext:value-type="string">
            <text:p>scalar (-O2)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D9]" office:value-type="float" office:value="10.1923076923077" calcext:value-type="float">
            <text:p>10.2</text:p>
          </table:table-cell>
          <table:table-cell table:style-name="ce1" table:formula="of:=[.D8]" office:value-type="float" office:value="10.1923076923077" calcext:value-type="float">
            <text:p>10.2</text:p>
          </table:table-cell>
          <table:table-cell table:style-name="ce1" table:formula="of:=[.D7]" office:value-type="float" office:value="6.22065727699531" calcext:value-type="float">
            <text:p>6.2</text:p>
          </table:table-cell>
          <table:table-cell table:style-name="ce1" table:formula="of:=[.C6]/462" office:value-type="float" office:value="5.73593073593074" calcext:value-type="float">
            <text:p>5.7</text:p>
          </table:table-cell>
          <table:table-cell table:style-name="ce1" table:formula="of:=[.D6]" office:value-type="float" office:value="1" calcext:value-type="float">
            <text:p>1.0</text:p>
          </table:table-cell>
          <table:table-cell table:style-name="ce2" table:formula="of:=[.C6]/[.F6]" office:value-type="float" office:value="0.554393305439331" calcext:value-type="float">
            <text:p>0.55</text:p>
          </table:table-cell>
          <table:table-cell table:formula="of:=LOG([.D12])/LOG([.B12])" office:value-type="float" office:value="0.787323123848429" calcext:value-type="float">
            <text:p>0.787323123848429</text:p>
          </table:table-cell>
          <table:table-cell table:number-columns-repeated="3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/>
          <table:table-cell office:value-type="float" office:value="85.5" calcext:value-type="float">
            <text:p>85.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 (Clang -O2)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calar (-O2)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39]/6" office:value-type="float" office:value="14.25" calcext:value-type="float">
            <text:p>14.3</text:p>
          </table:table-cell>
          <table:table-cell table:style-name="ce1" table:formula="of:=[.B39]/7" office:value-type="float" office:value="12.2142857142857" calcext:value-type="float">
            <text:p>12.2</text:p>
          </table:table-cell>
          <table:table-cell table:style-name="ce1" table:formula="of:=[.B39]/13" office:value-type="float" office:value="6.57692307692308" calcext:value-type="float">
            <text:p>6.6</text:p>
          </table:table-cell>
          <table:table-cell table:style-name="ce1" table:formula="of:=[.B39]/13" office:value-type="float" office:value="6.57692307692308" calcext:value-type="float">
            <text:p>6.6</text:p>
          </table:table-cell>
          <table:table-cell table:style-name="ce1" table:formula="of:=[.B39]/[.B39]" office:value-type="float" office:value="1" calcext:value-type="float">
            <text:p>1.0</text:p>
          </table:table-cell>
          <table:table-cell table:style-name="ce1" table:formula="of:=85.7/[.B39]" office:value-type="float" office:value="1.00233918128655" calcext:value-type="float">
            <text:p>1.0</text:p>
          </table:table-cell>
          <table:table-cell table:formula="of:=LOG([.D42])/LOG([.B42])" office:value-type="float" office:value="0.708972286369397" calcext:value-type="float">
            <text:p>0.708972286369397</text:p>
          </table:table-cell>
          <table:table-cell table:formula="of:=LOG([.D42])/LOG([.C42])" office:value-type="float" office:value="0.752642184872948" calcext:value-type="float">
            <text:p>0.752642184872948</text:p>
          </table:table-cell>
          <table:table-cell table:formula="of:=LOG([.C42])/LOG([.B42])" office:value-type="float" office:value="0.941977875567893" calcext:value-type="float">
            <text:p>0.94197787556789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5.3453in" svg:height="2.6961in" svg:x="0.8772in" svg:y="0.1016in">
              <draw:object draw:notify-on-update-of-ranges="Sheet1.B41:Sheet1.G41 Sheet1.B42:Sheet1.G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table:formula="of:=510"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605" calcext:value-type="float">
            <text:p>106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Vectorize outer</text:p>
          </table:table-cell>
          <table:table-cell office:value-type="string" calcext:value-type="string">
            <text:p>Vectorize inne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calar (-O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=160</text:p>
          </table:table-cell>
          <table:table-cell table:style-name="ce4" table:formula="of:=[.B64]/5" office:value-type="float" office:value="102" calcext:value-type="float">
            <text:p>102</text:p>
          </table:table-cell>
          <table:table-cell table:style-name="ce4" table:formula="of:=[.B64]/9.18" office:value-type="float" office:value="55.5555555555556" calcext:value-type="float">
            <text:p>56</text:p>
          </table:table-cell>
          <table:table-cell table:style-name="ce1" table:formula="of:=[.B64]/103" office:value-type="float" office:value="4.95145631067961" calcext:value-type="float">
            <text:p>5.0</text:p>
          </table:table-cell>
          <table:table-cell table:style-name="ce1" table:formula="of:=[.B64]/690" office:value-type="float" office:value="0.739130434782609" calcext:value-type="float">
            <text:p>0.7</text:p>
          </table:table-cell>
          <table:table-cell table:style-name="ce1" table:formula="of:=[.B64]/[.B64]" office:value-type="float" office:value="1" calcext:value-type="float">
            <text:p>1.0</text:p>
          </table:table-cell>
          <table:table-cell table:style-name="ce2" table:formula="of:=[.B64]/554" office:value-type="float" office:value="0.92057761732852" calcext:value-type="float">
            <text:p>0.92</text:p>
          </table:table-cell>
          <table:table-cell table:formula="of:=LOG([.E67])/LOG([.B67])" office:value-type="float" office:value="-0.065358410541289" calcext:value-type="float">
            <text:p>-0.065358410541289</text:p>
          </table:table-cell>
          <table:table-cell table:formula="of:=LOG([.E67])/LOG([.K67])" office:value-type="float" office:value="-0.0540505676644091" calcext:value-type="float">
            <text:p>-0.0540505676644091</text:p>
          </table:table-cell>
          <table:table-cell/>
          <table:table-cell table:formula="of:=[.B64]/1.9" office:value-type="float" office:value="268.421052631579" calcext:value-type="float">
            <text:p>268.421052631579</text:p>
          </table:table-cell>
        </table:table-row>
        <table:table-row table:style-name="ro1">
          <table:table-cell office:value-type="string" calcext:value-type="string">
            <text:p>Len=5</text:p>
          </table:table-cell>
          <table:table-cell table:style-name="ce4" table:formula="of:=[.B65]/160" office:value-type="float" office:value="66.28125" calcext:value-type="float">
            <text:p>66</text:p>
          </table:table-cell>
          <table:table-cell table:style-name="ce4" table:formula="of:=[.B65]/207" office:value-type="float" office:value="51.231884057971" calcext:value-type="float">
            <text:p>51</text:p>
          </table:table-cell>
          <table:table-cell table:style-name="ce4" table:formula="of:=[.B65]/322" office:value-type="float" office:value="32.9347826086957" calcext:value-type="float">
            <text:p>33</text:p>
          </table:table-cell>
          <table:table-cell table:style-name="ce1" table:formula="of:=[.B65]/2760" office:value-type="float" office:value="3.84239130434783" calcext:value-type="float">
            <text:p>3.8</text:p>
          </table:table-cell>
          <table:table-cell table:style-name="ce1" table:formula="of:=[.B65]/10605" office:value-type="float" office:value="1" calcext:value-type="float">
            <text:p>1.0</text:p>
          </table:table-cell>
          <table:table-cell table:style-name="ce1" table:formula="of:=[.B65]/10730" office:value-type="float" office:value="0.988350419384902" calcext:value-type="float">
            <text:p>1.0</text:p>
          </table:table-cell>
          <table:table-cell table:formula="of:=LOG([.E68])/LOG([.B68])" office:value-type="float" office:value="0.320964411388445" calcext:value-type="float">
            <text:p>0.320964411388445</text:p>
          </table:table-cell>
          <table:table-cell table:formula="of:=LOG([.E68])/LOG([.K68])" office:value-type="float" office:value="0.180023679159881" calcext:value-type="float">
            <text:p>0.180023679159881</text:p>
          </table:table-cell>
          <table:table-cell/>
          <table:table-cell table:formula="of:=[.B65]/6" office:value-type="float" office:value="1767.5" calcext:value-type="float">
            <text:p>1767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2" draw:style-name="gr1" draw:text-style-name="P1" svg:width="5.3453in" svg:height="2.6961in" svg:x="0.0063in" svg:y="0.0055in">
              <draw:object draw:notify-on-update-of-ranges="Sheet1.B66:Sheet1.G66 Sheet1.B67:Sheet1.G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>
            <draw:frame draw:z-index="3" draw:style-name="gr1" draw:text-style-name="P1" svg:width="5.3453in" svg:height="2.6961in" svg:x="0.8831in" svg:y="0.0232in">
              <draw:object draw:notify-on-update-of-ranges="Sheet1.B66:Sheet1.G66 Sheet1.B68:Sheet1.G6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/>
          <table:table-cell office:value-type="float" office:value="47.3" calcext:value-type="float">
            <text:p>47.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W limit</text:p>
          </table:table-cell>
          <table:table-cell office:value-type="string" calcext:value-type="string">
            <text:p>hand-vectorized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calar (-O2)</text:p>
          </table:table-cell>
          <table:table-cell table:number-columns-repeated="5"/>
        </table:table-row>
        <table:table-row table:style-name="ro1">
          <table:table-cell/>
          <table:table-cell table:style-name="ce4" table:formula="of:=[.B107]/3" office:value-type="float" office:value="15.7666666666667" calcext:value-type="float">
            <text:p>16</text:p>
          </table:table-cell>
          <table:table-cell table:style-name="ce4" table:formula="of:=[.B107]/3" office:value-type="float" office:value="15.7666666666667" calcext:value-type="float">
            <text:p>16</text:p>
          </table:table-cell>
          <table:table-cell table:style-name="ce1" table:formula="of:=[.B107]/47.1" office:value-type="float" office:value="1.00424628450106" calcext:value-type="float">
            <text:p>1.0</text:p>
          </table:table-cell>
          <table:table-cell table:style-name="ce1" table:formula="of:=[.B107]/[.B107]" office:value-type="float" office:value="1" calcext:value-type="float">
            <text:p>1.0</text:p>
          </table:table-cell>
          <table:table-cell table:style-name="ce1" table:formula="of:=[.B107]/47.3" office:value-type="float" office:value="1" calcext:value-type="float">
            <text:p>1.0</text:p>
          </table:table-cell>
          <table:table-cell table:style-name="ce1"/>
          <table:table-cell table:formula="of:=LOG([.E110])/LOG([.B110])" office:value-type="float" office:value="0" calcext:value-type="float">
            <text:p>0</text:p>
          </table:table-cell>
          <table:table-cell table:formula="of:=LOG([.E110])/LOG([.K110])" office:value-type="float" office:value="0" calcext:value-type="float">
            <text:p>0</text:p>
          </table:table-cell>
          <table:table-cell/>
          <table:table-cell table:formula="of:=[.B107]/1.9" office:value-type="float" office:value="24.8947368421053" calcext:value-type="float">
            <text:p>24.894736842105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4" draw:style-name="gr1" draw:text-style-name="P1" svg:width="5.3453in" svg:height="2.6961in" svg:x="0.0004in" svg:y="0in">
              <draw:object draw:notify-on-update-of-ranges="Sheet1.B109:Sheet1.G109 Sheet1.B110:Sheet1.F11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trixFixture/mult_scalar</text:p>
          </table:table-cell>
          <table:table-cell office:value-type="float" office:value="880" calcext:value-type="float">
            <text:p>880</text:p>
          </table:table-cell>
          <table:table-cell office:value-type="float" office:value="888" calcext:value-type="float">
            <text:p>888</text:p>
          </table:table-cell>
          <table:table-cell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bFixture/rgb2gray_scalar</text:p>
          </table:table-cell>
          <table:table-cell office:value-type="float" office:value="8411" calcext:value-type="float">
            <text:p>8411</text:p>
          </table:table-cell>
          <table:table-cell office:value-type="float" office:value="8435" calcext:value-type="float">
            <text:p>8435</text:p>
          </table:table-cell>
          <table:table-cell table:number-columns-repeated="2" office:value-type="float" office:value="8407" calcext:value-type="float">
            <text:p>84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scalar</text:p>
          </table:table-cell>
          <table:table-cell office:value-type="float" office:value="57134" calcext:value-type="float">
            <text:p>57134</text:p>
          </table:table-cell>
          <table:table-cell office:value-type="float" office:value="57413" calcext:value-type="float">
            <text:p>57413</text:p>
          </table:table-cell>
          <table:table-cell office:value-type="float" office:value="49683" calcext:value-type="float">
            <text:p>49683</text:p>
          </table:table-cell>
          <table:table-cell office:value-type="float" office:value="50134" calcext:value-type="float">
            <text:p>5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scalar_long</text:p>
          </table:table-cell>
          <table:table-cell office:value-type="float" office:value="1034807" calcext:value-type="float">
            <text:p>1034807</text:p>
          </table:table-cell>
          <table:table-cell office:value-type="float" office:value="1033172" calcext:value-type="float">
            <text:p>1033172</text:p>
          </table:table-cell>
          <table:table-cell office:value-type="float" office:value="1043996" calcext:value-type="float">
            <text:p>1043996</text:p>
          </table:table-cell>
          <table:table-cell office:value-type="float" office:value="1037274" calcext:value-type="float">
            <text:p>1037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essFixture/compress_scalar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rixFixture/mult_auto</text:p>
          </table:table-cell>
          <table:table-cell office:value-type="float" office:value="88.7" calcext:value-type="float">
            <text:p>88.7</text:p>
          </table:table-cell>
          <table:table-cell office:value-type="float" office:value="89.4" calcext:value-type="float">
            <text:p>89.4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rixFixture/mult_static</text:p>
          </table:table-cell>
          <table:table-cell office:value-type="float" office:value="87.7" calcext:value-type="float">
            <text:p>87.7</text:p>
          </table:table-cell>
          <table:table-cell office:value-type="float" office:value="88.1" calcext:value-type="float">
            <text:p>88.1</text:p>
          </table:table-cell>
          <table:table-cell table:number-columns-repeated="2" office:value-type="float" office:value="50.3" calcext:value-type="float">
            <text:p>5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rixFixture/mult_opt</text:p>
          </table:table-cell>
          <table:table-cell office:value-type="float" office:value="50.4" calcext:value-type="float">
            <text:p>50.4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50.2" calcext:value-type="float">
            <text:p>5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bFixture/rgb2gray_auto</text:p>
          </table:table-cell>
          <table:table-cell office:value-type="float" office:value="1289" calcext:value-type="float">
            <text:p>1289</text:p>
          </table:table-cell>
          <table:table-cell office:value-type="float" office:value="1287" calcext:value-type="float">
            <text:p>128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bFixture/rgb2gray_stl</text:p>
          </table:table-cell>
          <table:table-cell table:number-columns-repeated="2" office:value-type="float" office:value="1287" calcext:value-type="float">
            <text:p>1287</text:p>
          </table:table-cell>
          <table:table-cell table:number-columns-repeated="2" office:value-type="float" office:value="1299" calcext:value-type="float">
            <text:p>1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bFixture/rgb2gray_opt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701" calcext:value-type="float">
            <text:p>7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auto</text:p>
          </table:table-cell>
          <table:table-cell office:value-type="float" office:value="63602" calcext:value-type="float">
            <text:p>63602</text:p>
          </table:table-cell>
          <table:table-cell office:value-type="float" office:value="67724" calcext:value-type="float">
            <text:p>67724</text:p>
          </table:table-cell>
          <table:table-cell office:value-type="float" office:value="62916" calcext:value-type="float">
            <text:p>62916</text:p>
          </table:table-cell>
          <table:table-cell office:value-type="float" office:value="63384" calcext:value-type="float">
            <text:p>63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inner</text:p>
          </table:table-cell>
          <table:table-cell office:value-type="float" office:value="10125" calcext:value-type="float">
            <text:p>10125</text:p>
          </table:table-cell>
          <table:table-cell office:value-type="float" office:value="10169" calcext:value-type="float">
            <text:p>10169</text:p>
          </table:table-cell>
          <table:table-cell office:value-type="float" office:value="9771" calcext:value-type="float">
            <text:p>9771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</text:p>
          </table:table-cell>
          <table:table-cell office:value-type="float" office:value="909" calcext:value-type="float">
            <text:p>909</text:p>
          </table:table-cell>
          <table:table-cell office:value-type="float" office:value="908" calcext:value-type="float">
            <text:p>908</text:p>
          </table:table-cell>
          <table:table-cell office:value-type="float" office:value="917" calcext:value-type="float">
            <text:p>91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auto_long</text:p>
          </table:table-cell>
          <table:table-cell office:value-type="float" office:value="1041188" calcext:value-type="float">
            <text:p>1041188</text:p>
          </table:table-cell>
          <table:table-cell office:value-type="float" office:value="1033717" calcext:value-type="float">
            <text:p>1033717</text:p>
          </table:table-cell>
          <table:table-cell office:value-type="float" office:value="397362" calcext:value-type="float">
            <text:p>397362</text:p>
          </table:table-cell>
          <table:table-cell office:value-type="float" office:value="400360" calcext:value-type="float">
            <text:p>4003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inner_long</text:p>
          </table:table-cell>
          <table:table-cell office:value-type="float" office:value="37641" calcext:value-type="float">
            <text:p>37641</text:p>
          </table:table-cell>
          <table:table-cell office:value-type="float" office:value="37688" calcext:value-type="float">
            <text:p>37688</text:p>
          </table:table-cell>
          <table:table-cell office:value-type="float" office:value="43121" calcext:value-type="float">
            <text:p>43121</text:p>
          </table:table-cell>
          <table:table-cell office:value-type="float" office:value="42938" calcext:value-type="float">
            <text:p>42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opt_long</text:p>
          </table:table-cell>
          <table:table-cell office:value-type="float" office:value="20360" calcext:value-type="float">
            <text:p>20360</text:p>
          </table:table-cell>
          <table:table-cell office:value-type="float" office:value="19267" calcext:value-type="float">
            <text:p>19267</text:p>
          </table:table-cell>
          <table:table-cell office:value-type="float" office:value="20003" calcext:value-type="float">
            <text:p>20003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dFixture/find_avx512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essFixture/compress_auto</text:p>
          </table:table-cell>
          <table:table-cell office:value-type="float" office:value="2319" calcext:value-type="float">
            <text:p>2319</text:p>
          </table:table-cell>
          <table:table-cell office:value-type="float" office:value="2318" calcext:value-type="float">
            <text:p>2318</text:p>
          </table:table-cell>
          <table:table-cell office:value-type="float" office:value="2322" calcext:value-type="float">
            <text:p>2322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pressFixture/compress_opt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table:number-columns-repeated="2"/>
          <table:table-cell table:style-name="ce14" office:value-type="string" calcext:value-type="string" table:number-columns-spanned="2" table:number-rows-spanned="1">
            <text:p>-O2</text:p>
          </table:table-cell>
          <table:covered-table-cell table:style-name="ce22"/>
          <table:table-cell table:style-name="ce30" office:value-type="string" calcext:value-type="string" table:number-columns-spanned="2" table:number-rows-spanned="1">
            <text:p>-O3</text:p>
          </table:table-cell>
          <table:covered-table-cell table:style-name="ce38"/>
        </table:table-row>
        <table:table-row table:style-name="ro1">
          <table:table-cell/>
          <table:table-cell table:style-name="ce7" table:number-columns-repeated="2"/>
          <table:table-cell table:style-name="ce15" office:value-type="string" calcext:value-type="string">
            <text:p>GCC 15.2.0</text:p>
          </table:table-cell>
          <table:table-cell table:style-name="ce23" office:value-type="string" calcext:value-type="string">
            <text:p>Clang 21.1.3</text:p>
          </table:table-cell>
          <table:table-cell table:style-name="ce31" office:value-type="string" calcext:value-type="string">
            <text:p>GCC 15.2.0</text:p>
          </table:table-cell>
          <table:table-cell table:style-name="ce39" office:value-type="string" calcext:value-type="string">
            <text:p>Clang 21.1.3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scalar</text:p>
          </table:table-cell>
          <table:table-cell table:style-name="ce12" office:value-type="string" calcext:value-type="string">
            <text:p>matmul</text:p>
          </table:table-cell>
          <table:table-cell table:style-name="ce16" table:formula="of:=[.$D6]/[.D6]" office:value-type="percentage" office:value="1" calcext:value-type="percentage">
            <text:p>100%</text:p>
          </table:table-cell>
          <table:table-cell table:style-name="ce24" table:formula="of:=[.$D6]/[.E6]" office:value-type="percentage" office:value="0.990990990990991" calcext:value-type="percentage">
            <text:p>99%</text:p>
          </table:table-cell>
          <table:table-cell table:style-name="ce32" table:formula="of:=[.$D6]/[.F6]" office:value-type="percentage" office:value="1.73228346456693" calcext:value-type="percentage">
            <text:p>173%</text:p>
          </table:table-cell>
          <table:table-cell table:style-name="ce40" table:formula="of:=[.$D6]/[.G6]" office:value-type="percentage" office:value="1.72549019607843" calcext:value-type="percentage">
            <text:p>173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rgb2gray</text:p>
          </table:table-cell>
          <table:table-cell table:style-name="ce17" table:formula="of:=[.$D7]/[.D7]" office:value-type="percentage" office:value="1" calcext:value-type="percentage">
            <text:p>100%</text:p>
          </table:table-cell>
          <table:table-cell table:style-name="ce25" table:formula="of:=[.$D7]/[.E7]" office:value-type="percentage" office:value="0.99715471250741" calcext:value-type="percentage">
            <text:p>100%</text:p>
          </table:table-cell>
          <table:table-cell table:style-name="ce33" table:formula="of:=[.$D7]/[.F7]" office:value-type="percentage" office:value="1.00047579398121" calcext:value-type="percentage">
            <text:p>100%</text:p>
          </table:table-cell>
          <table:table-cell table:style-name="ce41" table:formula="of:=[.$D7]/[.G7]" office:value-type="percentage" office:value="1.00047579398121" calcext:value-type="percentage">
            <text:p>10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find /5</text:p>
          </table:table-cell>
          <table:table-cell table:style-name="ce17" table:formula="of:=[.$D8]/[.D8]" office:value-type="percentage" office:value="1" calcext:value-type="percentage">
            <text:p>100%</text:p>
          </table:table-cell>
          <table:table-cell table:style-name="ce25" table:formula="of:=[.$D8]/[.E8]" office:value-type="percentage" office:value="0.995140473411945" calcext:value-type="percentage">
            <text:p>100%</text:p>
          </table:table-cell>
          <table:table-cell table:style-name="ce33" table:formula="of:=[.$D8]/[.F8]" office:value-type="percentage" office:value="1.14997081496689" calcext:value-type="percentage">
            <text:p>115%</text:p>
          </table:table-cell>
          <table:table-cell table:style-name="ce41" table:formula="of:=[.$D8]/[.G8]" office:value-type="percentage" office:value="1.13962580284837" calcext:value-type="percentage">
            <text:p>114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find /160</text:p>
          </table:table-cell>
          <table:table-cell table:style-name="ce17" table:formula="of:=[.$D9]/[.D9]" office:value-type="percentage" office:value="1" calcext:value-type="percentage">
            <text:p>100%</text:p>
          </table:table-cell>
          <table:table-cell table:style-name="ce25" table:formula="of:=[.$D9]/[.E9]" office:value-type="percentage" office:value="1.00158250513951" calcext:value-type="percentage">
            <text:p>100%</text:p>
          </table:table-cell>
          <table:table-cell table:style-name="ce33" table:formula="of:=[.$D9]/[.F9]" office:value-type="percentage" office:value="0.991198242138859" calcext:value-type="percentage">
            <text:p>99%</text:p>
          </table:table-cell>
          <table:table-cell table:style-name="ce41" table:formula="of:=[.$D9]/[.G9]" office:value-type="percentage" office:value="0.997621650595696" calcext:value-type="percentage">
            <text:p>10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compress</text:p>
          </table:table-cell>
          <table:table-cell table:style-name="ce17" table:formula="of:=[.$D10]/[.D10]" office:value-type="percentage" office:value="1" calcext:value-type="percentage">
            <text:p>100%</text:p>
          </table:table-cell>
          <table:table-cell table:style-name="ce25" table:formula="of:=[.$D10]/[.E10]" office:value-type="percentage" office:value="0.999570631172177" calcext:value-type="percentage">
            <text:p>100%</text:p>
          </table:table-cell>
          <table:table-cell table:style-name="ce33" table:formula="of:=[.$D10]/[.F10]" office:value-type="percentage" office:value="0.999141630901288" calcext:value-type="percentage">
            <text:p>100%</text:p>
          </table:table-cell>
          <table:table-cell table:style-name="ce41" table:formula="of:=[.$D10]/[.G10]" office:value-type="percentage" office:value="1.00042973785991" calcext:value-type="percentage">
            <text:p>100%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matmul</text:p>
          </table:table-cell>
          <table:table-cell table:style-name="ce12" office:value-type="string" calcext:value-type="string">
            <text:p>auto</text:p>
          </table:table-cell>
          <table:table-cell table:style-name="ce16" table:formula="of:=[.$D11]/[.D11]" office:value-type="percentage" office:value="1" calcext:value-type="percentage">
            <text:p>100%</text:p>
          </table:table-cell>
          <table:table-cell table:style-name="ce24" table:formula="of:=[.$D11]/[.E11]" office:value-type="percentage" office:value="0.992170022371365" calcext:value-type="percentage">
            <text:p>99%</text:p>
          </table:table-cell>
          <table:table-cell table:style-name="ce32" table:formula="of:=[.$D11]/[.F11]" office:value-type="percentage" office:value="1.08038976857491" calcext:value-type="percentage">
            <text:p>108%</text:p>
          </table:table-cell>
          <table:table-cell table:style-name="ce40" table:formula="of:=[.$D11]/[.G11]" office:value-type="percentage" office:value="1.08170731707317" calcext:value-type="percentage">
            <text:p>108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auto static</text:p>
          </table:table-cell>
          <table:table-cell table:style-name="ce17" table:formula="of:=[.$D12]/[.D12]" office:value-type="percentage" office:value="1" calcext:value-type="percentage">
            <text:p>100%</text:p>
          </table:table-cell>
          <table:table-cell table:style-name="ce25" table:formula="of:=[.$D12]/[.E12]" office:value-type="percentage" office:value="0.995459704880817" calcext:value-type="percentage">
            <text:p>100%</text:p>
          </table:table-cell>
          <table:table-cell table:style-name="ce33" table:formula="of:=[.$D12]/[.F12]" office:value-type="percentage" office:value="1.74353876739563" calcext:value-type="percentage">
            <text:p>174%</text:p>
          </table:table-cell>
          <table:table-cell table:style-name="ce41" table:formula="of:=[.$D12]/[.G12]" office:value-type="percentage" office:value="1.74353876739563" calcext:value-type="percentage">
            <text:p>174%</text:p>
          </table:table-cell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opt</text:p>
          </table:table-cell>
          <table:table-cell table:style-name="ce18" table:formula="of:=[.$D13]/[.D13]" office:value-type="percentage" office:value="1" calcext:value-type="percentage">
            <text:p>100%</text:p>
          </table:table-cell>
          <table:table-cell table:style-name="ce26" table:formula="of:=[.$D13]/[.E13]" office:value-type="percentage" office:value="1.00198807157058" calcext:value-type="percentage">
            <text:p>100%</text:p>
          </table:table-cell>
          <table:table-cell table:style-name="ce34" table:formula="of:=[.$D13]/[.F13]" office:value-type="percentage" office:value="1.00398406374502" calcext:value-type="percentage">
            <text:p>100%</text:p>
          </table:table-cell>
          <table:table-cell table:style-name="ce42" table:formula="of:=[.$D13]/[.G13]" office:value-type="percentage" office:value="1.00398406374502" calcext:value-type="percentage">
            <text:p>100%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rgb2gray</text:p>
          </table:table-cell>
          <table:table-cell table:style-name="ce7" office:value-type="string" calcext:value-type="string">
            <text:p>auto</text:p>
          </table:table-cell>
          <table:table-cell table:style-name="ce19" table:formula="of:=[.$D14]/[.D14]" office:value-type="percentage" office:value="1" calcext:value-type="percentage">
            <text:p>100%</text:p>
          </table:table-cell>
          <table:table-cell table:style-name="ce27" table:formula="of:=[.$D14]/[.E14]" office:value-type="percentage" office:value="1.001554001554" calcext:value-type="percentage">
            <text:p>100%</text:p>
          </table:table-cell>
          <table:table-cell table:style-name="ce35" table:formula="of:=[.$D14]/[.F14]" office:value-type="percentage" office:value="0.99306625577812" calcext:value-type="percentage">
            <text:p>99%</text:p>
          </table:table-cell>
          <table:table-cell table:style-name="ce43" table:formula="of:=[.$D14]/[.G14]" office:value-type="percentage" office:value="0.992301770592764" calcext:value-type="percentage">
            <text:p>99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opt</text:p>
          </table:table-cell>
          <table:table-cell table:style-name="ce19" table:formula="of:=[.$D16]/[.D16]" office:value-type="percentage" office:value="1" calcext:value-type="percentage">
            <text:p>100%</text:p>
          </table:table-cell>
          <table:table-cell table:style-name="ce27" table:formula="of:=[.$D16]/[.E16]" office:value-type="percentage" office:value="0.998561151079137" calcext:value-type="percentage">
            <text:p>100%</text:p>
          </table:table-cell>
          <table:table-cell table:style-name="ce35" table:formula="of:=[.$D16]/[.F16]" office:value-type="percentage" office:value="0.990014265335235" calcext:value-type="percentage">
            <text:p>99%</text:p>
          </table:table-cell>
          <table:table-cell table:style-name="ce43" table:formula="of:=[.$D16]/[.G16]" office:value-type="percentage" office:value="0.990014265335235" calcext:value-type="percentage">
            <text:p>99%</text:p>
          </table:table-cell>
        </table:table-row>
        <table:table-row table:style-name="ro1">
          <table:table-cell/>
          <table:table-cell table:style-name="ce10" office:value-type="string" calcext:value-type="string" table:number-columns-spanned="1" table:number-rows-spanned="7">
            <text:p>find</text:p>
          </table:table-cell>
          <table:table-cell table:style-name="ce12" office:value-type="string" calcext:value-type="string">
            <text:p>auto /5</text:p>
          </table:table-cell>
          <table:table-cell table:style-name="ce20" table:formula="of:=[.$D17]/[.D17]" office:value-type="percentage" office:value="1" calcext:value-type="percentage">
            <text:p>100%</text:p>
          </table:table-cell>
          <table:table-cell table:style-name="ce28" table:formula="of:=[.$D17]/[.E17]" office:value-type="percentage" office:value="0.93913531392121" calcext:value-type="percentage">
            <text:p>94%</text:p>
          </table:table-cell>
          <table:table-cell table:style-name="ce36" table:formula="of:=[.$D17]/[.F17]" office:value-type="percentage" office:value="1.01090342679128" calcext:value-type="percentage">
            <text:p>101%</text:p>
          </table:table-cell>
          <table:table-cell table:style-name="ce44" table:formula="of:=[.$D17]/[.G17]" office:value-type="percentage" office:value="1.00343935378013" calcext:value-type="percentage">
            <text:p>10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opt inner /5</text:p>
          </table:table-cell>
          <table:table-cell table:style-name="ce19" table:formula="of:=[.$D18]/[.D18]" office:value-type="percentage" office:value="1" calcext:value-type="percentage">
            <text:p>100%</text:p>
          </table:table-cell>
          <table:table-cell table:style-name="ce27" table:formula="of:=[.$D18]/[.E18]" office:value-type="percentage" office:value="0.995673124201003" calcext:value-type="percentage">
            <text:p>100%</text:p>
          </table:table-cell>
          <table:table-cell table:style-name="ce35" table:formula="of:=[.$D18]/[.F18]" office:value-type="percentage" office:value="1.03622965919558" calcext:value-type="percentage">
            <text:p>104%</text:p>
          </table:table-cell>
          <table:table-cell table:style-name="ce43" table:formula="of:=[.$D18]/[.G18]" office:value-type="percentage" office:value="0.999013320177602" calcext:value-type="percentage">
            <text:p>10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opt outer /5</text:p>
          </table:table-cell>
          <table:table-cell table:style-name="ce19" table:formula="of:=[.$D19]/[.D19]" office:value-type="percentage" office:value="1" calcext:value-type="percentage">
            <text:p>100%</text:p>
          </table:table-cell>
          <table:table-cell table:style-name="ce27" table:formula="of:=[.$D19]/[.E19]" office:value-type="percentage" office:value="1.0011013215859" calcext:value-type="percentage">
            <text:p>100%</text:p>
          </table:table-cell>
          <table:table-cell table:style-name="ce35" table:formula="of:=[.$D19]/[.F19]" office:value-type="percentage" office:value="0.991275899672846" calcext:value-type="percentage">
            <text:p>99%</text:p>
          </table:table-cell>
          <table:table-cell table:style-name="ce43" table:formula="of:=[.$D19]/[.G19]" office:value-type="percentage" office:value="0.997804610318332" calcext:value-type="percentage">
            <text:p>10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auto /160</text:p>
          </table:table-cell>
          <table:table-cell table:style-name="ce19" table:formula="of:=[.$D20]/[.D20]" office:value-type="percentage" office:value="1" calcext:value-type="percentage">
            <text:p>100%</text:p>
          </table:table-cell>
          <table:table-cell table:style-name="ce27" table:formula="of:=[.$D20]/[.E20]" office:value-type="percentage" office:value="1.0072273165673" calcext:value-type="percentage">
            <text:p>101%</text:p>
          </table:table-cell>
          <table:table-cell table:style-name="ce35" table:formula="of:=[.$D20]/[.F20]" office:value-type="percentage" office:value="2.62025055239303" calcext:value-type="percentage">
            <text:p>262%</text:p>
          </table:table-cell>
          <table:table-cell table:style-name="ce43" table:formula="of:=[.$D20]/[.G20]" office:value-type="percentage" office:value="2.60062943350984" calcext:value-type="percentage">
            <text:p>260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opt inner /160</text:p>
          </table:table-cell>
          <table:table-cell table:style-name="ce19" table:formula="of:=[.$D21]/[.D21]" office:value-type="percentage" office:value="1" calcext:value-type="percentage">
            <text:p>100%</text:p>
          </table:table-cell>
          <table:table-cell table:style-name="ce27" table:formula="of:=[.$D21]/[.E21]" office:value-type="percentage" office:value="0.998752918700913" calcext:value-type="percentage">
            <text:p>100%</text:p>
          </table:table-cell>
          <table:table-cell table:style-name="ce35" table:formula="of:=[.$D21]/[.F21]" office:value-type="percentage" office:value="0.872915748707126" calcext:value-type="percentage">
            <text:p>87%</text:p>
          </table:table-cell>
          <table:table-cell table:style-name="ce43" table:formula="of:=[.$D21]/[.G21]" office:value-type="percentage" office:value="0.8766360799292" calcext:value-type="percentage">
            <text:p>88%</text:p>
          </table:table-cell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opt outer /160</text:p>
          </table:table-cell>
          <table:table-cell table:style-name="ce19" table:formula="of:=[.$D22]/[.D22]" office:value-type="percentage" office:value="1" calcext:value-type="percentage">
            <text:p>100%</text:p>
          </table:table-cell>
          <table:table-cell table:style-name="ce27" table:formula="of:=[.$D22]/[.E22]" office:value-type="percentage" office:value="1.05672912233352" calcext:value-type="percentage">
            <text:p>106%</text:p>
          </table:table-cell>
          <table:table-cell table:style-name="ce35" table:formula="of:=[.$D22]/[.F22]" office:value-type="percentage" office:value="1.01784732290156" calcext:value-type="percentage">
            <text:p>102%</text:p>
          </table:table-cell>
          <table:table-cell table:style-name="ce43" table:formula="of:=[.$D22]/[.G22]" office:value-type="percentage" office:value="1.00429142208849" calcext:value-type="percentage">
            <text:p>100%</text:p>
          </table:table-cell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ibC-style</text:p>
          </table:table-cell>
          <table:table-cell table:style-name="ce21" table:formula="of:=[.$D23]/[.D23]" office:value-type="percentage" office:value="1" calcext:value-type="percentage">
            <text:p>100%</text:p>
          </table:table-cell>
          <table:table-cell table:style-name="ce29" table:formula="of:=[.$D23]/[.E23]" office:value-type="percentage" office:value="1.00456621004566" calcext:value-type="percentage">
            <text:p>100%</text:p>
          </table:table-cell>
          <table:table-cell table:style-name="ce37" table:formula="of:=[.$D23]/[.F23]" office:value-type="percentage" office:value="0.995475113122172" calcext:value-type="percentage">
            <text:p>100%</text:p>
          </table:table-cell>
          <table:table-cell table:style-name="ce45" table:formula="of:=[.$D23]/[.G23]" office:value-type="percentage" office:value="0.982142857142857" calcext:value-type="percentage">
            <text:p>98%</text:p>
          </table:table-cell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compact</text:p>
          </table:table-cell>
          <table:table-cell table:style-name="ce7" office:value-type="string" calcext:value-type="string">
            <text:p>auto</text:p>
          </table:table-cell>
          <table:table-cell table:style-name="ce19" table:formula="of:=[.$D24]/[.D24]" office:value-type="percentage" office:value="1" calcext:value-type="percentage">
            <text:p>100%</text:p>
          </table:table-cell>
          <table:table-cell table:style-name="ce27" table:formula="of:=[.$D24]/[.E24]" office:value-type="percentage" office:value="1.00043140638481" calcext:value-type="percentage">
            <text:p>100%</text:p>
          </table:table-cell>
          <table:table-cell table:style-name="ce35" table:formula="of:=[.$D24]/[.F24]" office:value-type="percentage" office:value="0.998708010335917" calcext:value-type="percentage">
            <text:p>100%</text:p>
          </table:table-cell>
          <table:table-cell table:style-name="ce43" table:formula="of:=[.$D24]/[.G24]" office:value-type="percentage" office:value="1" calcext:value-type="percentage">
            <text:p>100%</text:p>
          </table:table-cell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opt</text:p>
          </table:table-cell>
          <table:table-cell table:style-name="ce21" table:formula="of:=[.$D25]/[.D25]" office:value-type="percentage" office:value="1" calcext:value-type="percentage">
            <text:p>100%</text:p>
          </table:table-cell>
          <table:table-cell table:style-name="ce29" table:formula="of:=[.$D25]/[.E25]" office:value-type="percentage" office:value="1.00684931506849" calcext:value-type="percentage">
            <text:p>101%</text:p>
          </table:table-cell>
          <table:table-cell table:style-name="ce37" table:formula="of:=[.$D25]/[.F25]" office:value-type="percentage" office:value="0.986577181208054" calcext:value-type="percentage">
            <text:p>99%</text:p>
          </table:table-cell>
          <table:table-cell table:style-name="ce45" table:formula="of:=[.$D25]/[.G25]" office:value-type="percentage" office:value="1.01379310344828" calcext:value-type="percentage">
            <text:p>101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4:27:48.164279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16:11:15.050928833</meta:creation-date>
    <meta:generator>LibreOffice/24.2.7.2$Linux_X86_64 LibreOffice_project/420$Build-2</meta:generator>
    <dc:date>2025-10-13T15:03:18.138294892</dc:date>
    <meta:editing-duration>PT4H54M14S</meta:editing-duration>
    <meta:editing-cycles>4</meta:editing-cycles>
    <meta:document-statistic meta:table-count="2" meta:cell-count="292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1:Sheet1.G12" chart:data-source-has-labels="both" svg:x="0.271cm" svg:y="1.213cm" svg:width="13.036cm" svg:height="5.5cm">
          <chart:coordinate-region svg:x="3.062cm" svg:y="1.213cm" svg:width="9.913cm" svg:height="4.827cm"/>
          <chart:axis chart:dimension="x" chart:name="primary-x" chart:style-name="ch4" chartooo:axis-type="auto">
            <chartooo:date-scale/>
            <chart:categories table:cell-range-address="Sheet1.B11:Sheet1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G1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  <draw:g>
                  <svg:desc>Sheet1.B11:Sheet1.G11</svg:desc>
                </draw:g>
              </table:table-cell>
              <table:table-cell office:value-type="float" office:value="10.1923076923077">
                <text:p>10.1923076923077</text:p>
                <draw:g>
                  <svg:desc>Sheet1.B12:Sheet1.G12</svg:desc>
                </draw:g>
              </table:table-cell>
            </table:table-row>
            <table:table-row>
              <table:table-cell office:value-type="string">
                <text:p>auto (static)</text:p>
              </table:table-cell>
              <table:table-cell office:value-type="float" office:value="10.1923076923077">
                <text:p>10.1923076923077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6.22065727699531">
                <text:p>6.22065727699531</text:p>
              </table:table-cell>
            </table:table-row>
            <table:table-row>
              <table:table-cell office:value-type="string">
                <text:p>auto (GCC -O2)</text:p>
              </table:table-cell>
              <table:table-cell office:value-type="float" office:value="5.73593073593074">
                <text:p>5.73593073593074</text:p>
              </table:table-cell>
            </table:table-row>
            <table:table-row>
              <table:table-cell office:value-type="string">
                <text:p>sca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0.554393305439331">
                <text:p>0.554393305439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41:Sheet1.G42" chart:data-source-has-labels="both" svg:x="0.271cm" svg:y="1.213cm" svg:width="13.036cm" svg:height="5.5cm">
          <chart:coordinate-region svg:x="3.274cm" svg:y="1.213cm" svg:width="9.701cm" svg:height="4.827cm"/>
          <chart:axis chart:dimension="x" chart:name="primary-x" chart:style-name="ch4" chartooo:axis-type="auto">
            <chartooo:date-scale/>
            <chart:categories table:cell-range-address="Sheet1.B41:Sheet1.G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G42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41:Sheet1.G41</svg:desc>
                </draw:g>
              </table:table-cell>
              <table:table-cell office:value-type="float" office:value="14.25">
                <text:p>14.25</text:p>
                <draw:g>
                  <svg:desc>Sheet1.B42:Sheet1.G42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2.2142857142857">
                <text:p>12.2142857142857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6.57692307692308">
                <text:p>6.57692307692308</text:p>
              </table:table-cell>
            </table:table-row>
            <table:table-row>
              <table:table-cell office:value-type="string">
                <text:p>auto (Clang -O2)</text:p>
              </table:table-cell>
              <table:table-cell office:value-type="float" office:value="6.57692307692308">
                <text:p>6.57692307692308</text:p>
              </table:table-cell>
            </table:table-row>
            <table:table-row>
              <table:table-cell office:value-type="string">
                <text:p>sca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1.00233918128655">
                <text:p>1.00233918128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3.795cm" svg:y="0.272cm" chart:style-name="ch2">
          <text:p>Speedup vs. scalar (len=5)</text:p>
        </chart:title>
        <chart:plot-area chart:style-name="ch3" table:cell-range-address="Sheet1.B66:Sheet1.G67" chart:data-source-has-labels="both" svg:x="0.271cm" svg:y="1.213cm" svg:width="13.036cm" svg:height="5.5cm">
          <chart:coordinate-region svg:x="3.062cm" svg:y="1.213cm" svg:width="9.965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7:Sheet1.G67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102">
                <text:p>102</text:p>
                <draw:g>
                  <svg:desc>Sheet1.B67:Sheet1.G67</svg:desc>
                </draw:g>
              </table:table-cell>
            </table:table-row>
            <table:table-row>
              <table:table-cell office:value-type="string">
                <text:p>Vectorize outer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Vectorize inner</text:p>
              </table:table-cell>
              <table:table-cell office:value-type="float" office:value="4.95145631067961">
                <text:p>4.95145631067961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string">
                <text:p>sca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0.92057761732852">
                <text:p>0.92057761732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3.544cm" svg:y="0.272cm" chart:style-name="ch2">
          <text:p>Speedup vs. scalar (len=160)</text:p>
        </chart:title>
        <chart:plot-area chart:style-name="ch3" table:cell-range-address="Sheet1.B66:Sheet1.G66 Sheet1.B68:Sheet1.G68" chart:data-source-has-labels="both" svg:x="0.271cm" svg:y="1.213cm" svg:width="13.036cm" svg:height="5.5cm">
          <chart:coordinate-region svg:x="3.062cm" svg:y="1.213cm" svg:width="10.045cm" svg:height="4.827cm"/>
          <chart:axis chart:dimension="x" chart:name="primary-x" chart:style-name="ch4" chartooo:axis-type="auto">
            <chartooo:date-scale/>
            <chart:categories table:cell-range-address="Sheet1.B66:Sheet1.G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8:Sheet1.G68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66:Sheet1.G66</svg:desc>
                </draw:g>
              </table:table-cell>
              <table:table-cell office:value-type="float" office:value="66.28125">
                <text:p>66.28125</text:p>
                <draw:g>
                  <svg:desc>Sheet1.B68:Sheet1.G68</svg:desc>
                </draw:g>
              </table:table-cell>
            </table:table-row>
            <table:table-row>
              <table:table-cell office:value-type="string">
                <text:p>Vectorize outer</text:p>
              </table:table-cell>
              <table:table-cell office:value-type="float" office:value="51.231884057971">
                <text:p>51.231884057971</text:p>
              </table:table-cell>
            </table:table-row>
            <table:table-row>
              <table:table-cell office:value-type="string">
                <text:p>Vectorize inner</text:p>
              </table:table-cell>
              <table:table-cell office:value-type="float" office:value="32.9347826086957">
                <text:p>32.9347826086957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3.84239130434783">
                <text:p>3.84239130434783</text:p>
              </table:table-cell>
            </table:table-row>
            <table:table-row>
              <table:table-cell office:value-type="string">
                <text:p>sca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0.988350419384902">
                <text:p>0.9883504193849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Inter SemiBold'" style:font-style-name="Regular" fo:font-size="13pt" fo:font-weight="600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family="'Inter Medium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family="'Inter Medium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00a933"/>
    </style:style>
    <style:style style:name="ch9" style:family="chart">
      <style:chart-properties chart:solid-type="cuboid"/>
      <style:graphic-properties draw:fill-color="#ffbf00"/>
    </style:style>
    <style:style style:name="ch10" style:family="chart">
      <style:chart-properties chart:solid-type="cuboid"/>
      <style:graphic-properties draw:fill-color="#2a6099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chart-properties chart:solid-type="cuboid"/>
      <style:graphic-properties draw:fill-color="#80808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78cm" svg:height="6.849cm" xlink:href=".." xlink:type="simple" chart:class="chart:bar" chart:style-name="ch1">
        <chart:title svg:x="4.642cm" svg:y="0.272cm" chart:style-name="ch2">
          <text:p>Speedup vs. scalar</text:p>
        </chart:title>
        <chart:plot-area chart:style-name="ch3" table:cell-range-address="Sheet1.B109:Sheet1.G109 Sheet1.B110:Sheet1.F110" chart:data-source-has-labels="both" svg:x="0.271cm" svg:y="1.213cm" svg:width="13.036cm" svg:height="5.5cm">
          <chart:coordinate-region svg:x="3.247cm" svg:y="1.213cm" svg:width="9.886cm" svg:height="4.827cm"/>
          <chart:axis chart:dimension="x" chart:name="primary-x" chart:style-name="ch4" chartooo:axis-type="auto">
            <chartooo:date-scale/>
            <chart:categories table:cell-range-address="Sheet1.B109:Sheet1.G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0:Sheet1.F110" loext:label-string="speedup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HW limit</text:p>
                <draw:g>
                  <svg:desc>Sheet1.B109:Sheet1.G109</svg:desc>
                </draw:g>
              </table:table-cell>
              <table:table-cell office:value-type="float" office:value="15.7666666666667">
                <text:p>15.7666666666667</text:p>
                <draw:g>
                  <svg:desc>Sheet1.B110:Sheet1.F110</svg:desc>
                </draw:g>
              </table:table-cell>
            </table:table-row>
            <table:table-row>
              <table:table-cell office:value-type="string">
                <text:p>hand-vectorized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auto</text:p>
              </table:table-cell>
              <table:table-cell office:value-type="float" office:value="1.00424628450106">
                <text:p>1.00424628450106</text:p>
              </table:table-cell>
            </table:table-row>
            <table:table-row>
              <table:table-cell office:value-type="string">
                <text:p>scal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calar (-O2)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